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4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7"/>
          <table:table-cell table:style-name="ce74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4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7" office:value-type="string" calcext:value-type="string">
            <text:p>Version must be 1.10, NOT 1.02</text:p>
          </table:table-cell>
          <table:table-cell table:style-name="ce74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4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7"/>
          <table:table-cell table:style-name="ce7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3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4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74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4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74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7" table:number-columns-spanned="1" table:number-rows-spanned="3"/>
          <table:table-cell table:style-name="ce7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7"/>
          <table:covered-table-cell table:style-name="ce7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7"/>
          <table:covered-table-cell table:style-name="ce7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8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2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76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38"/>
          <table:covered-table-cell table:style-name="ce7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38"/>
          <table:covered-table-cell table:style-name="ce7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8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Viva Malta</text:p>
          </table:table-cell>
          <table:table-cell table:style-name="ce39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7" office:value-type="string" calcext:value-type="string">
            <text:p>OPTIONAL: This mod is NOT Compatible with 1.45 release.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8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41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2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41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38"/>
          <table:table-cell table:style-name="ce7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41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7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Def</text:p>
          </table:table-cell>
          <table:table-cell table:style-name="ce42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57" table:number-columns-spanned="1" table:number-rows-spanned="5"/>
          <table:table-cell table:style-name="ce79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ap</text:p>
          </table:table-cell>
          <table:covered-table-cell table:style-name="ce34"/>
          <table:covered-table-cell table:style-name="ce57"/>
          <table:covered-table-cell table:style-name="ce7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1</text:p>
          </table:table-cell>
          <table:covered-table-cell table:style-name="ce34"/>
          <table:covered-table-cell table:style-name="ce57"/>
          <table:covered-table-cell table:style-name="ce7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2</text:p>
          </table:table-cell>
          <table:covered-table-cell table:style-name="ce34"/>
          <table:covered-table-cell table:style-name="ce57"/>
          <table:covered-table-cell table:style-name="ce7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ghrev Map Model 3</text:p>
          </table:table-cell>
          <table:covered-table-cell table:style-name="ce34"/>
          <table:covered-table-cell table:style-name="ce57"/>
          <table:covered-table-cell table:style-name="ce7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6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7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76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41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2" office:value-type="string" calcext:value-type="string" table:number-columns-spanned="1" table:number-rows-spanned="2">
            <text:p>You need ProMods account to download</text:p>
          </table:table-cell>
          <table:table-cell table:style-name="ce76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38"/>
          <table:covered-table-cell table:style-name="ce7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4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7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9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2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7"/>
          <table:table-cell table:style-name="ce7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2" office:value-type="string" calcext:value-type="string">
            <text:p><text:span text:style-name="T6"><text:a xlink:href="https://roextended.ro/forum/viewtopic.php?p=52359#p52359" xlink:type="simple">https://roextended.ro/forum/viewtopic.php?p=52359#p52359</text:a></text:span></text:p>
          </table:table-cell>
          <table:table-cell table:style-name="ce57"/>
          <table:table-cell table:style-name="ce7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1]</text:p>
          </table:table-cell>
          <table:table-cell table:style-name="ce42" office:value-type="string" calcext:value-type="string" table:number-columns-spanned="1" table:number-rows-spanned="2">
            <text:p><text:span text:style-name="T6"><text:a xlink:href="https://promods.net/viewtopic.php?f=42&amp;t=13222" xlink:type="simple">https://promods.net/viewtopic.php?f=42&amp;t=13222</text:a></text:span></text:p>
          </table:table-cell>
          <table:table-cell table:style-name="ce57"/>
          <table:table-cell table:style-name="ce79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2]</text:p>
          </table:table-cell>
          <table:covered-table-cell table:style-name="ce34"/>
          <table:table-cell table:style-name="ce57"/>
          <table:table-cell table:style-name="ce7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4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7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38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2" office:value-type="string" calcext:value-type="string">
            <text:p>You may need TruckyMods account to download the mod</text:p>
          </table:table-cell>
          <table:table-cell table:style-name="ce38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38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38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4" office:value-type="string" calcext:value-type="string">
            <text:p>The Great Steppe English City Names</text:p>
          </table:table-cell>
          <table:table-cell table:style-name="ce4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82" office:value-type="string" calcext:value-type="string">
            <text:p>Great Steppe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6" office:value-type="string" calcext:value-type="string">
            <text:p>The Great Steppe - def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7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83" table:number-columns-spanned="1" table:number-rows-spanned="3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7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Def &amp; Map</text:p>
          </table:table-cell>
          <table:table-cell table:style-name="ce5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8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9" office:value-type="string" calcext:value-type="string" table:number-columns-spanned="2" table:number-rows-spanned="1">
            <text:p><text:span text:style-name="T1">Starlight Adventurer’s Combo Extended 2 (Pseudo Paradise</text:span>)</text:p>
          </table:table-cell>
          <table:covered-table-cell table:style-name="ce48"/>
          <table:table-cell table:style-name="ce61" office:value-type="string" calcext:value-type="string" table:number-columns-spanned="2" table:number-rows-spanned="1">
            <text:p>Last updated on Aug 9, 2022 (v2.0-hotfix1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7">
          <table:table-cell table:style-name="ce19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19" table:number-columns-repeated="5"/>
          <table:table-cell table:number-columns-repeated="1019"/>
        </table:table-row>
        <table:table-row table:style-name="ro4">
          <table:table-cell table:style-name="ce19" table:number-columns-repeated="5"/>
          <table:table-cell table:number-columns-repeated="1019"/>
        </table:table-row>
        <table:table-row table:style-name="ro5" table:number-rows-repeated="5">
          <table:table-cell table:style-name="ce19" table:number-columns-repeated="5"/>
          <table:table-cell table:number-columns-repeated="1019"/>
        </table:table-row>
        <table:table-row table:style-name="ro6">
          <table:table-cell table:style-name="ce19" table:number-columns-repeated="5"/>
          <table:table-cell table:number-columns-repeated="1019"/>
        </table:table-row>
        <table:table-row table:style-name="ro1" table:number-rows-repeated="2">
          <table:table-cell table:style-name="ce19" table:number-columns-repeated="5"/>
          <table:table-cell table:number-columns-repeated="1019"/>
        </table:table-row>
        <table:table-row table:style-name="ro7" table:number-rows-repeated="3">
          <table:table-cell table:style-name="ce19" table:number-columns-repeated="5"/>
          <table:table-cell table:number-columns-repeated="1019"/>
        </table:table-row>
        <table:table-row table:style-name="ro1" table:number-rows-repeated="3">
          <table:table-cell table:style-name="ce19" table:number-columns-repeated="5"/>
          <table:table-cell table:number-columns-repeated="1019"/>
        </table:table-row>
        <table:table-row table:style-name="ro8">
          <table:table-cell table:style-name="ce19" table:number-columns-repeated="5"/>
          <table:table-cell table:number-columns-repeated="1019"/>
        </table:table-row>
        <table:table-row table:style-name="ro1" table:number-rows-repeated="18">
          <table:table-cell table:style-name="ce19" table:number-columns-repeated="5"/>
          <table:table-cell table:number-columns-repeated="1019"/>
        </table:table-row>
        <table:table-row table:style-name="ro1" table:number-rows-repeated="27">
          <table:table-cell table:style-name="ce20" table:number-columns-repeated="4"/>
          <table:table-cell table:style-name="ce19"/>
          <table:table-cell table:number-columns-repeated="1019"/>
        </table:table-row>
        <table:table-row table:style-name="ro1" table:number-rows-repeated="104">
          <table:table-cell table:style-name="ce20" table:number-columns-repeated="5"/>
          <table:table-cell table:number-columns-repeated="1019"/>
        </table:table-row>
        <table:table-row table:style-name="ro1" table:number-rows-repeated="27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20:16:26.898000000</dc:date>
    <meta:editing-duration>PT14H16M30S</meta:editing-duration>
    <meta:editing-cycles>41</meta:editing-cycles>
    <meta:document-statistic meta:table-count="1" meta:cell-count="118" meta:object-count="0"/>
  </office:meta>
</office:document-meta>
</file>